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fo:font-weight="bold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style:text-underline-style="solid" style:text-underline-width="auto" style:text-underline-color="font-color" fo:font-weight="bold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center" style:justify-single-word="false"/>
      <style:text-properties fo:color="#800000" style:font-name="Arial" fo:font-size="12pt" fo:font-weight="bold" fo:background-color="transparent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000000" style:font-name="Arial" fo:font-size="12pt" fo:font-weight="bold" fo:background-color="transparent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000000" style:font-name="Arial" fo:font-size="12pt" fo:font-weight="normal" fo:background-color="transparent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style:font-name="Arial" fo:font-size="12pt" fo:font-style="italic" fo:font-weight="normal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 style:list-style-name="L1">
      <style:paragraph-properties fo:text-align="justify" style:justify-single-word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text-align="justify" style:justify-single-word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13" style:family="paragraph" style:parent-style-name="Standard" style:list-style-name="L3">
      <style:paragraph-properties fo:text-align="justify" style:justify-single-word="false"/>
      <style:text-properties fo:color="#000000" style:font-name="Arial" fo:font-size="12pt" fo:font-weight="normal" fo:background-color="transparent" style:font-size-asian="10.5pt" style:font-weight-asian="normal" style:font-size-complex="12pt" style:font-weight-complex="normal"/>
    </style:style>
    <style:style style:name="P14" style:family="paragraph" style:parent-style-name="Standard" style:list-style-name="L4">
      <style:paragraph-properties fo:text-align="justify" style:justify-single-word="false"/>
      <style:text-properties fo:color="#000000" style:font-name="Arial" fo:font-size="12pt" fo:font-weight="normal" fo:background-color="transparent" style:font-size-asian="10.5pt" style:font-weight-asian="normal" style:font-size-complex="12pt" style:font-weight-complex="normal"/>
    </style:style>
    <style:style style:name="P15" style:family="paragraph" style:parent-style-name="Standard" style:list-style-name="L5">
      <style:paragraph-properties fo:text-align="justify" style:justify-single-word="false"/>
      <style:text-properties fo:color="#000000" style:font-name="Arial" fo:font-size="12pt" fo:font-weight="normal" fo:background-color="transparent" style:font-size-asian="10.5pt" style:font-weight-asian="normal" style:font-size-complex="12pt" style:font-weight-complex="normal"/>
    </style:style>
    <style:style style:name="P16" style:family="paragraph" style:parent-style-name="Standard" style:list-style-name="L6">
      <style:paragraph-properties fo:text-align="justify" style:justify-single-word="false"/>
      <style:text-properties fo:color="#000000" style:font-name="Arial" fo:font-size="12pt" fo:font-weight="normal" fo:background-color="transparent" style:font-size-asian="10.5pt" style:font-weight-asian="normal" style:font-size-complex="12pt" style:font-weight-complex="normal"/>
    </style:style>
    <style:style style:name="P17" style:family="paragraph" style:parent-style-name="Standard" style:list-style-name="L7">
      <style:paragraph-properties fo:text-align="justify" style:justify-single-word="false"/>
      <style:text-properties fo:color="#000000" style:font-name="Arial" fo:font-size="12pt" fo:font-weight="normal" fo:background-color="transparent" style:font-size-asian="10.5pt" style:font-weight-asian="normal" style:font-size-complex="12pt" style:font-weight-complex="normal"/>
    </style:style>
    <style:style style:name="P18" style:family="paragraph" style:parent-style-name="Standard" style:list-style-name="L8">
      <style:paragraph-properties fo:text-align="justify" style:justify-single-word="false"/>
      <style:text-properties fo:color="#000000" style:font-name="Arial" fo:font-size="12pt" fo:font-weight="normal" fo:background-color="transparent" style:font-size-asian="10.5pt" style:font-weight-asian="normal" style:font-size-complex="12pt" style:font-weight-complex="normal"/>
    </style:style>
    <style:style style:name="T1" style:family="text">
      <style:text-properties fo:color="#000000" style:font-name="Arial" fo:font-size="12pt" fo:font-style="italic" fo:font-weight="normal" fo:background-color="transparent" style:font-size-asian="10.5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irbus A330-300 Pilot's Operating Handbook</text:p>
      <text:p text:style-name="P1"/>
      <text:p text:style-name="P4">Dimensions</text:p>
      <text:p text:style-name="P5">Length - <text:tab/><text:tab/>208'11''</text:p>
      <text:p text:style-name="P5">Wing Span - <text:tab/><text:tab/>197'9''</text:p>
      <text:p text:style-name="P5">Height - <text:tab/><text:tab/>58'0''</text:p>
      <text:p text:style-name="P5"/>
      <text:p text:style-name="P3">Weights (lbs)</text:p>
      <text:p text:style-name="P5">Empty Weight - <text:tab/>262,395 lbs</text:p>
      <text:p text:style-name="P5">Fuel Weight -<text:tab/>172,768 lbs</text:p>
      <text:p text:style-name="P5">Payload - <text:tab/><text:tab/>106,722 lbs</text:p>
      <text:p text:style-name="P5">Max.TOW -<text:tab/><text:tab/>520,150 lbs</text:p>
      <text:p text:style-name="P5">Max. LW -<text:tab/><text:tab/>407,320 lbs</text:p>
      <text:p text:style-name="P3"/>
      <text:p text:style-name="P3">Powerplants</text:p>
      <text:list xml:id="list19161444261" text:style-name="L1">
        <text:list-item>
          <text:p text:style-name="P11">A330-303 - <text:tab/>General Electric CF6-80E1 Engines (71,000 lbs thrust)</text:p>
        </text:list-item>
        <text:list-item>
          <text:p text:style-name="P11">A330-323 - <text:tab/>Pratt and Whitney PW4000 Engines (69,000 lbs thrust)</text:p>
        </text:list-item>
        <text:list-item>
          <text:p text:style-name="P11">A330-343 -<text:tab/>Rolls Royce Trent 772B-60 Engines (72,000 lbs thrust)</text:p>
        </text:list-item>
      </text:list>
      <text:p text:style-name="P3"/>
      <text:p text:style-name="P3">Operating Performance</text:p>
      <text:p text:style-name="P3"/>
      <text:list xml:id="list405927174" text:style-name="L2">
        <text:list-item>
          <text:p text:style-name="P12">Mno <text:tab/>0.82 Mach Normal Operating Speed </text:p>
        </text:list-item>
        <text:list-item>
          <text:p text:style-name="P12">Mmo <text:tab/>0.86 Mach Max. Operating Speed </text:p>
        </text:list-item>
        <text:list-item>
          <text:p text:style-name="P12">Mne <text:tab/>0.93 Mach Never Exceed Speed </text:p>
        </text:list-item>
        <text:list-item>
          <text:p text:style-name="P12">Vno <text:tab/>330 knots Normal Operating Speed IAS </text:p>
        </text:list-item>
        <text:list-item>
          <text:p text:style-name="P12">Vmo <text:tab/>360 knots Max. Operating Speed IAS </text:p>
        </text:list-item>
        <text:list-item>
          <text:p text:style-name="P12">Vne <text:tab/>380 knots Never Exceed Speed IAS </text:p>
        </text:list-item>
        <text:list-item>
          <text:p text:style-name="P12">Vap<text:tab/>136 – 155 knots (based on total weight) @ Max Flaps/Gears Down</text:p>
        </text:list-item>
        <text:list-item>
          <text:p text:style-name="P12">Vtd<text:tab/>125 – 142 knots (based on total weight)</text:p>
        </text:list-item>
      </text:list>
      <text:p text:style-name="P5"/>
      <text:p text:style-name="P7">DO NOT EXCEED 250 KTS AT OR BELOW 10,000 FT ALTITUDE</text:p>
      <text:p text:style-name="P7"/>
      <text:p text:style-name="P8">Take-off Speed @ MTOW</text:p>
      <text:p text:style-name="P8"/>
      <text:list xml:id="list497397699" text:style-name="L3">
        <text:list-item>
          <text:p text:style-name="P13">V1 (Decision Speed) - <text:tab/>140 knots @ Flaps 2 or 3</text:p>
        </text:list-item>
        <text:list-item>
          <text:p text:style-name="P13">VR (Rotation Speed) - <text:tab/>145 knots</text:p>
        </text:list-item>
        <text:list-item>
          <text:p text:style-name="P13">V2 (Safety Speed) - <text:tab/>155 knots</text:p>
        </text:list-item>
      </text:list>
      <text:p text:style-name="P9"/>
      <text:p text:style-name="P8">Cruise Speed</text:p>
      <text:p text:style-name="P8"/>
      <text:list xml:id="list1337679008" text:style-name="L4">
        <text:list-item>
          <text:p text:style-name="P14">Max Cruise Speed (GS) is 500 kts @ FL300 – FL350 depending on weight</text:p>
        </text:list-item>
        <text:list-item>
          <text:p text:style-name="P14">Typical Cruise Mach is 0.78M – 0.82M @ FL300 – FL350</text:p>
        </text:list-item>
        <text:list-item>
          <text:p text:style-name="P14">Long Range Cruise is 465 kts (GS) <text:s/>@ FL350</text:p>
        </text:list-item>
      </text:list>
      <text:p text:style-name="P9"/>
      <text:p text:style-name="P8">ILS &amp; Appraoch Speed @ MLW</text:p>
      <text:p text:style-name="P8"/>
      <text:list xml:id="list644248197" text:style-name="L5">
        <text:list-item>
          <text:p text:style-name="P15">180 kts Flaps 2 to 136 – 155 knots Full Flaps/Gear Down</text:p>
        </text:list-item>
        <text:list-item>
          <text:p text:style-name="P15">Vapp = 1.3 x Vso (Stall Speed)</text:p>
        </text:list-item>
      </text:list>
      <text:p text:style-name="P9"/>
      <text:p text:style-name="P8"/>
      <text:p text:style-name="P8"><text:soft-page-break/>Flaps and Gears Extension Speeds</text:p>
      <text:p text:style-name="P8"/>
      <text:list xml:id="list188300826" text:style-name="L6">
        <text:list-item>
          <text:p text:style-name="P16">Flaps 1<text:tab/><text:tab/>240 knots</text:p>
        </text:list-item>
        <text:list-item>
          <text:p text:style-name="P16">Flaps 2 + Slats<text:tab/>215 knots</text:p>
        </text:list-item>
        <text:list-item>
          <text:p text:style-name="P16">Flaps 3 + Slats<text:tab/>196 knots</text:p>
        </text:list-item>
        <text:list-item>
          <text:p text:style-name="P16">Flaps 4 + Gear<text:tab/>186 knots</text:p>
        </text:list-item>
        <text:list-item>
          <text:p text:style-name="P16">Max. Gear Ext.<text:tab/>220 knots</text:p>
        </text:list-item>
      </text:list>
      <text:p text:style-name="P9"/>
      <text:p text:style-name="P9"/>
      <text:p text:style-name="P10">NOTE – The 1+F and 2+F configurations for slats have been removed as in FlightGear, the flaps and slats move together.</text:p>
      <text:p text:style-name="P8"/>
      <text:p text:style-name="P8">Important Cruise Notes</text:p>
      <text:p text:style-name="P8"/>
      <text:list xml:id="list309907413" text:style-name="L7">
        <text:list-item>
          <text:p text:style-name="P17">When flying long routes (over 4hrs) with MTOW, climb to FL300 &amp; hold Alt with cruise speed 0.78 - 0.80 Mach , then fly that level for 30-45 min. then climb to FL310 - 320 @500 fpm and so on until you reach FL350 @ 0.80 - 0.82 Mach. </text:p>
        </text:list-item>
        <text:list-item>
          <text:p text:style-name="P17">Try not exceed 91% N1 during cruise in order to have available thrust for emergencies &amp; be more efficient with fuel burn. </text:p>
        </text:list-item>
      </text:list>
      <text:p text:style-name="P9"/>
      <text:p text:style-name="P8">FAA Field Lengths</text:p>
      <text:p text:style-name="P8"/>
      <text:list xml:id="list315648754" text:style-name="L8">
        <text:list-item>
          <text:p text:style-name="P18">Take-off Runway Length<text:tab/>8,700 ft to 9,000 ft </text:p>
        </text:list-item>
        <text:list-item>
          <text:p text:style-name="P18">Landing Runway Length<text:tab/>5,500 ft to 6,000 ft</text:p>
        </text:list-item>
      </text:list>
      <text:p text:style-name="P9"/>
      <text:p text:style-name="P8">ETOPS Extended Twin-Engine Operations</text:p>
      <text:p text:style-name="P9"/>
      <text:p text:style-name="P9">If an engine failure occur during cruise forcing an engine shutdown, fly a descend profile on the remaining engine to FL160 (16,000ft) &amp; hold speed between 300 - 420kts. Do not forget to trim to compensate for your lost engine. The A330 can fly the remaining trip on one engine &amp; land @ MLW or lower. </text:p>
      <text:p text:style-name="P9"/>
      <text:p text:style-name="P9">The Airbus A330 is fitted with engines certified ETOPS for 90 , 120 &amp; 180 minutes.</text:p>
      <text:p text:style-name="P9"/>
      <text:p text:style-name="P9"/>
      <text:p text:style-name="P9"/>
      <text:p text:style-name="P6"><text:span text:style-name="T1">Please checkout the wiki page (</text:span><text:a xlink:type="simple" xlink:href="http://wiki.flightgear.org/Airbus_A330-200_Series">http://wiki.flightgear.org/Airbus_A330-200_Series</text:a><text:span text:style-name="T1">) for more information on the aircraft. Operation Manuals, Checklists and Briefings will be available so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rendran Muraleedharan</meta:initial-creator>
    <meta:creation-date>2012-06-16T20:26:51</meta:creation-date>
    <dc:date>2012-06-16T20:56:55</dc:date>
    <dc:creator>Narendran Muraleedharan</dc:creator>
    <meta:editing-duration>PT3M49S</meta:editing-duration>
    <meta:editing-cycles>6</meta:editing-cycles>
    <meta:generator>LibreOffice/3.5$Linux_x86 LibreOffice_project/350m1$Build-2</meta:generator>
    <meta:document-statistic meta:table-count="0" meta:image-count="0" meta:object-count="0" meta:page-count="2" meta:paragraph-count="53" meta:word-count="504" meta:character-count="2650" meta:non-whitespace-character-count="2193"/>
  </office:meta>
</office:document-meta>
</file>